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1">
      <style:paragraph-properties fo:margin-top="0cm" fo:margin-bottom="0.086cm" style:contextual-spacing="false"/>
      <style:text-properties officeooo:paragraph-rsid="000537ef"/>
    </style:style>
    <style:style style:name="P2" style:family="paragraph" style:parent-style-name="Standard">
      <style:paragraph-properties fo:margin-top="0cm" fo:margin-bottom="0.086cm" style:contextual-spacing="false"/>
      <style:text-properties officeooo:paragraph-rsid="000537ef"/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fo:letter-spacing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Arial2" fo:font-size="12pt" fo:letter-spacing="normal" fo:font-style="normal" fo:font-weight="normal"/>
    </style:style>
    <style:style style:name="T1" style:family="text">
      <style:text-properties officeooo:rsid="000537ef"/>
    </style:style>
    <style:style style:name="T2" style:family="text">
      <style:text-properties fo:font-variant="normal" fo:text-transform="none" fo:color="#222222" loext:opacity="100%" style:font-name="Arial2" fo:font-size="12pt" fo:letter-spacing="normal" fo:font-style="normal" fo:font-weight="normal"/>
    </style:style>
    <style:style style:name="T3" style:family="text">
      <style:text-properties style:font-name="Arial2" fo:font-size="12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1"><text:span text:style-name="T1">2.style.css</text:span></text:span></text:p>
      <text:p text:style-name="P2"><text:span text:style-name="s1"><text:span text:style-name="T2">body {</text:span></text:span></text:p>
      <text:p text:style-name="P3">  <text:span text:style-name="T3">font-family: 'Inter', sans-serif;</text:span></text:p>
      <text:p text:style-name="P3">  <text:span text:style-name="T3">background-color: #0B132B;</text:span></text:p>
      <text:p text:style-name="P3">  <text:span text:style-name="T3">color: #F6F7FB;</text:span></text:p>
      <text:p text:style-name="P3">  <text:span text:style-name="T3">display: flex;</text:span></text:p>
      <text:p text:style-name="P3">  <text:span text:style-name="T3">flex-direction: column;</text:span></text:p>
      <text:p text:style-name="P3">  <text:span text:style-name="T3">align-items: center;</text:span></text:p>
      <text:p text:style-name="P3">  <text:span text:style-name="T3">justify-content: center;</text:span></text:p>
      <text:p text:style-name="P3">  <text:span text:style-name="T3">height: 100vh;</text:span></text:p>
      <text:p text:style-name="P3">  <text:span text:style-name="T3">margin: 0;</text:span></text:p>
      <text:p text:style-name="P3">  <text:span text:style-name="T3">text-align: center;</text:span></text:p>
      <text:p text:style-name="P4">}</text:p>
      <text:p text:style-name="P4"/>
      <text:p text:style-name="P4">h1 {</text:p>
      <text:p text:style-name="P3">  <text:span text:style-name="T3">font-size: 2.2rem;</text:span></text:p>
      <text:p text:style-name="P3">  <text:span text:style-name="T3">margin-bottom: 0.5rem;</text:span></text:p>
      <text:p text:style-name="P4">}</text:p>
      <text:p text:style-name="P4"/>
      <text:p text:style-name="P4">p {</text:p>
      <text:p text:style-name="P3">  <text:span text:style-name="T3">font-size: 1.1rem;</text:span></text:p>
      <text:p text:style-name="P3">  <text:span text:style-name="T3">margin-bottom: 1.5rem;</text:span></text:p>
      <text:p text:style-name="P4">}</text:p>
      <text:p text:style-name="P4"/>
      <text:p text:style-name="P4">form {</text:p>
      <text:p text:style-name="P3">  <text:span text:style-name="T3">background-color: #1C2541;</text:span></text:p>
      <text:p text:style-name="P3">  <text:span text:style-name="T3">padding: 20px;</text:span></text:p>
      <text:p text:style-name="P3">  <text:span text:style-name="T3">border-radius: 10px;</text:span></text:p>
      <text:p text:style-name="P3">  <text:span text:style-name="T3">width: 90%;</text:span></text:p>
      <text:p text:style-name="P3">  <text:span text:style-name="T3">max-width: 400px;</text:span></text:p>
      <text:p text:style-name="P3">  <text:span text:style-name="T3">display: flex;</text:span></text:p>
      <text:p text:style-name="P3">  <text:span text:style-name="T3">flex-direction: column;</text:span></text:p>
      <text:p text:style-name="P3">  <text:span text:style-name="T3">gap: 10px;</text:span></text:p>
      <text:p text:style-name="P4">}</text:p>
      <text:p text:style-name="P4"/>
      <text:p text:style-name="P4">input {</text:p>
      <text:p text:style-name="P3">  <text:span text:style-name="T3">padding: 10px;</text:span></text:p>
      <text:p text:style-name="P3">  <text:span text:style-name="T3">border: none;</text:span></text:p>
      <text:p text:style-name="P3">  <text:span text:style-name="T3">border-radius: 5px;</text:span></text:p>
      <text:p text:style-name="P3">  <text:span text:style-name="T3">outline: none;</text:span></text:p>
      <text:p text:style-name="P4">}</text:p>
      <text:p text:style-name="P4"/>
      <text:p text:style-name="P4"><text:soft-page-break/>button {</text:p>
      <text:p text:style-name="P3">  <text:span text:style-name="T3">background-color: #00E1B4;</text:span></text:p>
      <text:p text:style-name="P3">  <text:span text:style-name="T3">color: #0B132B;</text:span></text:p>
      <text:p text:style-name="P3">  <text:span text:style-name="T3">font-weight: bold;</text:span></text:p>
      <text:p text:style-name="P3">  <text:span text:style-name="T3">padding: 10px;</text:span></text:p>
      <text:p text:style-name="P3">  <text:span text:style-name="T3">border: none;</text:span></text:p>
      <text:p text:style-name="P3">  <text:span text:style-name="T3">border-radius: 5px;</text:span></text:p>
      <text:p text:style-name="P3">  <text:span text:style-name="T3">cursor: pointer;</text:span></text:p>
      <text:p text:style-name="P3">  <text:span text:style-name="T3">transition: background 0.3s;</text:span></text:p>
      <text:p text:style-name="P4">}</text:p>
      <text:p text:style-name="P4"/>
      <text:p text:style-name="P4">button:hover {</text:p>
      <text:p text:style-name="P3">  <text:span text:style-name="T3">background-color: #00c9a3;</text:span></text:p>
      <text:p text:style-name="P4">}</text:p>
      <text:p text:style-name="P4"/>
      <text:p text:style-name="P4">.footer {</text:p>
      <text:p text:style-name="P3">  <text:span text:style-name="T3">margin-top: 1rem;</text:span></text:p>
      <text:p text:style-name="P3">  <text:span text:style-name="T3">font-size: 0.9rem;</text:span></text:p>
      <text:p text:style-name="P4">}</text:p>
      <text:p text:style-name="P1"><text:span text:style-name="s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Helvetica, sans-serif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true" style:font-name-asian="F" style:font-size-asian="12pt" style:language-asian="es" style:country-asian="ES" style:font-name-complex="F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2pt" fo:language="es" fo:country="ES" style:letter-kerning="true" style:font-name-asian="F" style:font-size-asian="12pt" style:language-asian="es" style:country-asian="E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Título_20_7_20_C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Título_20_8_20_C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Título_20_9_20_C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.141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ítulo_20_Car" style:class="chapter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Cita_20_C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Cita_20_destacada_20_C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p1" style:family="paragraph" style:parent-style-name="Standard">
      <style:paragraph-properties fo:margin-top="0.086cm" fo:margin-bottom="0.086cm" style:contextual-spacing="false" fo:line-height="100%"/>
      <style:text-properties style:font-name="Times New Roman" fo:font-family="'Times New Roman'" style:font-family-generic="roman" style:font-pitch="variable" style:letter-kerning="false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2_20_Car" style:display-name="Título 2 C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3_20_Car" style:display-name="Título 3 Car" style:family="text" style:parent-style-name="Default_20_Paragraph_20_Font">
      <style:text-properties fo:color="#2f5496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4_20_Car" style:display-name="Título 4 Car" style:family="text" style:parent-style-name="Default_20_Paragraph_20_Font">
      <style:text-properties fo:color="#2f5496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5_20_Car" style:display-name="Título 5 Car" style:family="text" style:parent-style-name="Default_20_Paragraph_20_Font">
      <style:text-properties fo:color="#2f5496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Título_20_6_20_Car" style:display-name="Título 6 Car" style:family="text" style:parent-style-name="Default_20_Paragraph_20_Font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7_20_Car" style:display-name="Título 7 Car" style:family="text" style:parent-style-name="Default_20_Paragraph_20_Font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Título_20_8_20_Car" style:display-name="Título 8 Car" style:family="text" style:parent-style-name="Default_20_Paragraph_20_Font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9_20_Car" style:display-name="Título 9 Car" style:family="text" style:parent-style-name="Default_20_Paragraph_20_Font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ítulo_20_Car" style:display-name="Título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ítulo_20_Car" style:display-name="Subtítulo Car" style:family="text" style:parent-style-name="Default_20_Paragraph_20_Font">
      <style:text-properties fo:color="#595959" loext:opacity="100%" fo:font-size="14pt" fo:letter-spacing="0.026cm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Cita_20_Car" style:display-name="Cita C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Cita_20_destacada_20_Car" style:display-name="Cita destacada C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1" style:family="text" style:parent-style-name="Default_20_Paragraph_20_Font"/>
    <style:style style:name="s2" style:family="text" style:parent-style-name="Default_20_Paragraph_20_Fon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raul gea</meta:initial-creator>
    <meta:editing-cycles>5</meta:editing-cycles>
    <meta:creation-date>2025-11-02T14:31:00</meta:creation-date>
    <dc:date>2025-11-03T11:29:46.888672000</dc:date>
    <meta:editing-duration>PT4M18S</meta:editing-duration>
    <meta:generator>LibreOffice/25.2.5.1$Windows_X86_64 LibreOffice_project/484541f705153d4ff78284873b0153c3e5a280db</meta:generator>
    <meta:document-statistic meta:table-count="0" meta:image-count="0" meta:object-count="0" meta:page-count="2" meta:paragraph-count="54" meta:word-count="101" meta:character-count="833" meta:non-whitespace-character-count="712"/>
    <meta:user-defined meta:name="AppVersion">16.0000</meta:user-defined>
    <meta:template xlink:type="simple" xlink:actuate="onRequest" xlink:title="Normal" xlink:href=""/>
  </office:meta>
</office:document-meta>
</file>